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40000006A7BF159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P2" style:family="paragraph" style:parent-style-name="Standard">
      <style:text-properties fo:font-weight="bold" style:font-weight-asian="bold" style:font-size-complex="12pt"/>
    </style:style>
    <style:style style:name="P3" style:family="paragraph" style:parent-style-name="Header"/>
    <style:style style:name="P4" style:family="paragraph" style:parent-style-name="Standard" style:master-page-name="Standard">
      <style:paragraph-properties style:page-number="auto"/>
      <style:text-properties fo:font-weight="bold" style:font-weight-asian="bold" style:font-size-complex="12pt"/>
    </style:style>
    <style:style style:name="P5" style:family="paragraph" style:parent-style-name="Standard">
      <style:text-properties fo:font-weight="bold" style:font-weight-asian="bold" style:font-size-complex="12pt"/>
    </style:style>
    <style:style style:name="P6" style:family="paragraph" style:parent-style-name="Heading_20_1"/>
    <style:style style:name="P7" style:family="paragraph" style:parent-style-name="List_20_Paragraph" style:list-style-name="WWNum7">
      <style:text-properties style:font-size-complex="12pt"/>
    </style:style>
    <style:style style:name="P8" style:family="paragraph" style:parent-style-name="List_20_Paragraph" style:list-style-name="WWNum5">
      <style:text-properties style:font-size-complex="12pt"/>
    </style:style>
    <style:style style:name="P9" style:family="paragraph" style:parent-style-name="List_20_Paragraph" style:list-style-name="WWNum8">
      <style:text-properties style:font-size-complex="12pt" style:font-weight-complex="bold"/>
    </style:style>
    <style:style style:name="P10" style:family="paragraph" style:parent-style-name="List_20_Paragraph" style:list-style-name="WWNum5"/>
    <style:style style:name="P11" style:family="paragraph" style:parent-style-name="List_20_Paragraph" style:list-style-name="WWNum8"/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size-complex="12pt"/>
    </style:style>
    <style:style style:name="T3" style:family="text">
      <style:text-properties fo:font-weight="bold" style:font-weight-asian="bold" style:font-size-complex="12pt" style:font-weight-complex="bold"/>
    </style:style>
    <style:style style:name="T4" style:family="text">
      <style:text-properties fo:color="#7f7f7f" fo:letter-spacing="0.0417in"/>
    </style:style>
    <style:style style:name="T5" style:family="text">
      <style:text-properties style:font-size-complex="12pt"/>
    </style:style>
    <style:style style:name="T6" style:family="text">
      <style:text-properties style:font-size-complex="12pt" style:font-weight-complex="bol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2" svg:width="6.4996in" svg:height="0.7913in" svg:x="0in" svg:y="0in">
        <draw:image xlink:href="Pictures/10000000000003640000006A7BF1596B.png" xlink:type="simple" xlink:show="embed" xlink:actuate="onLoad">
          <text:p/>
        </draw:image>
      </draw:frame>
      <text:p text:style-name="P4"><text:line-break/>URL to GitHub Repository: https://github.com/KateRunning/Week-10-JavaScript-and-Dom.git</text:p>
      <text:p text:style-name="P2"/>
      <text:p text:style-name="P2">URL to Your Coding Assignment Video: https://youtu.be/d-tKpWwB4XM<text:line-break/></text:p>
      <text:p text:style-name="P2">Instructions:</text:p>
      <text:list xml:id="list8820250495850398558" text:style-name="WWNum7">
        <text:list-item>
          <text:p text:style-name="P7">In Visual Studio Code, write the code that accomplishes the objectives listed below and ensures that the code compiles and runs as directed. </text:p>
        </text:list-item>
        <text:list-item>
          <text:p text:style-name="P7">Create a new repository on GitHub for this week’s assignments and push this document, with your project code, to the repository.</text:p>
        </text:list-item>
        <text:list-item>
          <text:p text:style-name="P7">Include the URLs for this week’s repository and video where instructed.</text:p>
        </text:list-item>
        <text:list-item>
          <text:p text:style-name="P7">Submit this document as a .PDF file in the LMS.<text:line-break/></text:p>
        </text:list-item>
      </text:list>
      <text:p text:style-name="P2">Coding Steps:</text:p>
      <text:list xml:id="list1921372300682334112" text:style-name="WWNum5">
        <text:list-item>
          <text:p text:style-name="P10"><text:span text:style-name="T5">Using </text:span><text:span text:style-name="T3">HTML</text:span><text:span text:style-name="T5">, </text:span><text:span text:style-name="T3">Bootstrap</text:span><text:span text:style-name="T5">, and </text:span><text:span text:style-name="T3">JavaScript</text:span><text:span text:style-name="T5"> create a single page website that contains the following:</text:span></text:p>
          <text:list>
            <text:list-item>
              <text:p text:style-name="P8">A Bootstrap styled table representing your choice of data.</text:p>
            </text:list-item>
            <text:list-item>
              <text:p text:style-name="P8">A Bootstrap styled form that allows a user to add a new row to the table when clicking on submit.</text:p>
            </text:list-item>
          </text:list>
        </text:list-item>
      </text:list>
      <text:p text:style-name="P2">Video Steps:</text:p>
      <text:list xml:id="list6274741062653661535" text:style-name="WWNum8">
        <text:list-item>
          <text:p text:style-name="P9">Create a video, up to five minutes max, showing and explaining how your project works with an emphasis on the portions you contributed. </text:p>
        </text:list-item>
        <text:list-item>
          <text:p text:style-name="P9">This video should be done using screen share and voice over. </text:p>
        </text:list-item>
        <text:list-item>
          <text:p text:style-name="P9">This can easily be done using Zoom, although you don't have to use Zoom, it's just what we recommend. </text:p>
          <text:list>
            <text:list-item>
              <text:p text:style-name="P9">You can create a new meeting, start screen sharing, and start recording. </text:p>
            </text:list-item>
            <text:list-item>
              <text:p text:style-name="P9">This will create a video recording on your computer. </text:p>
            </text:list-item>
          </text:list>
        </text:list-item>
        <text:list-item>
          <text:p text:style-name="P9">This should then be uploaded to a publicly accessible site, such as YouTube. </text:p>
          <text:list>
            <text:list-item>
              <text:p text:style-name="P11"><text:soft-page-break/><text:span text:style-name="T6">Ensure the link you share is </text:span><text:span text:style-name="T2">PUBLIC</text:span><text:span text:style-name="T6"> or </text:span><text:span text:style-name="T2">UNLISTED</text:span><text:span text:style-name="T6">!</text:span></text:p>
            </text:list-item>
            <text:list-item>
              <text:p text:style-name="P9">If it is not accessible by your grader, your project will be graded based on what they can acces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text-align="center" style:justify-single-word="false" fo:keep-together="always" fo:keep-with-next="always"/>
      <style:text-properties fo:font-size="18pt" style:font-size-asian="18pt" style:font-size-complex="16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font-size="18pt" style:font-size-asian="18pt" style:font-size-complex="16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7f7f7f" fo:letter-spacing="0.0417in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list xml:id="list419835281631926477" text:style-name="Outline">
          <text:list-item>
            <text:h text:style-name="Heading_20_1" text:outline-level="1"><text:line-break/><text:line-break/>Week 10: Coding Assignment</text:h>
          </text:list-item>
        </text:list>
        <text:p text:style-name="Header"/>
      </style:header>
      <style:header-left>
        <text:list xml:id="list35620331" text:continue-numbering="true" text:style-name="Outline">
          <text:list-item>
            <text:p text:style-name="Header"/>
          </text:list-item>
        </text:list>
      </style:header-left>
      <style:footer>
        <text:p text:style-name="MP1"><text:page-number text:select-page="current">1</text:page-number><text:span text:style-name="MT1"> | </text:span><text:span text:style-name="MT2">Page</text:span></text:p>
        <text:p text:style-name="Footer"/>
      </style:footer>
      <style:footer-left>
        <text:p text:style-name="Footer"><text:span text:style-name="MT2"/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k Suwyn</meta:initial-creator>
    <dc:creator>Kate Running</dc:creator>
    <meta:editing-cycles>16</meta:editing-cycles>
    <meta:creation-date>2020-12-23T22:55:00</meta:creation-date>
    <dc:date>2023-02-25T15:36:31.67</dc:date>
    <meta:editing-duration>PT1H13M44S</meta:editing-duration>
    <meta:generator>OpenOffice/4.1.7$Win32 OpenOffice.org_project/417m1$Build-9800</meta:generator>
    <meta:document-statistic meta:table-count="0" meta:image-count="0" meta:object-count="0" meta:page-count="2" meta:paragraph-count="22" meta:word-count="262" meta:character-count="15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